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71f" officeooo:paragraph-rsid="001c671f"/>
    </style:style>
    <style:style style:name="P2" style:family="paragraph" style:parent-style-name="Standard">
      <style:text-properties officeooo:rsid="001dd380" officeooo:paragraph-rsid="001dd380"/>
    </style:style>
    <style:style style:name="P3" style:family="paragraph" style:parent-style-name="Standard">
      <style:text-properties officeooo:rsid="001f16f2" officeooo:paragraph-rsid="001f16f2"/>
    </style:style>
    <style:style style:name="T1" style:family="text">
      <style:text-properties officeooo:rsid="001dd380"/>
    </style:style>
    <style:style style:name="T2" style:family="text">
      <style:text-properties officeooo:rsid="001f16f2"/>
    </style:style>
    <style:style style:name="T3" style:family="text">
      <style:text-properties officeooo:rsid="001ff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ugging object</text:p>
      <text:p text:style-name="P1"/>
      <text:p text:style-name="P1">Contains console and file logging</text:p>
      <text:p text:style-name="P1"/>
      <text:p text:style-name="P1">Creation parameters</text:p>
      <text:p text:style-name="P1"/>
      <text:p text:style-name="P1">none</text:p>
      <text:p text:style-name="P1"/>
      <text:p text:style-name="P1">empty debugger at debug level write to console</text:p>
      <text:p text:style-name="P1"/>
      <text:p text:style-name="P1">flags (bitwise) as <text:span text:style-name="T2">byte[2]</text:span></text:p>
      <text:p text:style-name="P1"/>
      <text:p text:style-name="P2">Console byte 1, file byte2</text:p>
      <text:p text:style-name="P2"/>
      <text:p text:style-name="P2"><text:span text:style-name="T3">00 </text:span>0 = default</text:p>
      <text:p text:style-name="P1"><text:span text:style-name="T3">01 1</text:span> = Critical</text:p>
      <text:p text:style-name="P1"><text:span text:style-name="T3">02 2</text:span> = Error</text:p>
      <text:p text:style-name="P1"><text:span text:style-name="T3">04 4</text:span> = Warning</text:p>
      <text:p text:style-name="P1"><text:span text:style-name="T3">08</text:span> = Info</text:p>
      <text:p text:style-name="P1"><text:span text:style-name="T3">10 16</text:span> = Debug</text:p>
      <text:p text:style-name="P1"><text:span text:style-name="T3">20 </text:span>32= turns on console/<text:span text:style-name="T1">file</text:span></text:p>
      <text:p text:style-name="P1"><text:span text:style-name="T3">40 </text:span>64 = turns <text:span text:style-name="T1">off (over rides other flags)</text:span></text:p>
      <text:p text:style-name="P2"/>
      <text:p text:style-name="P3">default is console is set to error and file is off</text:p>
      <text:p text:style-name="P3"/>
      <text:p text:style-name="P1">gb.LogLevel constants</text:p>
      <text:p text:style-name="P1">Critical =0</text:p>
      <text:p text:style-name="P1">Error =1</text:p>
      <text:p text:style-name="P1">Warning =2</text:p>
      <text:p text:style-name="P1">Info =3</text:p>
      <text:p text:style-name="P1">Debug = 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1:55:40.089485950</meta:creation-date>
    <dc:date>2019-03-05T18:20:09.269530670</dc:date>
    <meta:editing-duration>PT2H23M48S</meta:editing-duration>
    <meta:editing-cycles>1</meta:editing-cycles>
    <meta:document-statistic meta:table-count="0" meta:image-count="0" meta:object-count="0" meta:page-count="1" meta:paragraph-count="22" meta:word-count="88" meta:character-count="433" meta:non-whitespace-character-count="367"/>
    <meta:generator>LibreOffice/6.0.7.3$Linux_X86_64 LibreOffice_project/00m0$Build-3</meta:generator>
  </office:meta>
</office:document-meta>
</file>